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erif" svg:font-family="serif"/>
    <style:font-face style:name="AntykwaTorunska" svg:font-family="AntykwaTorunska" style:font-pitch="variable"/>
    <style:font-face style:name="Comfortaa" svg:font-family="Comfortaa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tyle="normal" style:text-underline-style="none" fo:font-weight="normal" officeooo:paragraph-rsid="001b668a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officeooo:rsid="0019d302"/>
    </style:style>
    <style:style style:name="T9" style:family="text">
      <style:text-properties officeooo:rsid="001b668a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б Авторе:</text:p>
      <text:p text:style-name="P1"/>
      <text:p text:style-name="P1">Леонид Георгиевич Андреев-Селижаров</text:p>
      <text:p text:style-name="P1"/>
      <text:p text:style-name="P1">Родился в 1942 году в с. Елатьма, Рязанской обл. Родители были репрессированы, с 1943 по 1956 г. воспитывался в дет. домах. Окончив ремесленное училище в Челябинске, работал на стройках, заводах, в геологических партиях, плавал матросом по Енисею, затем обосновался на Дальнем Востоке, в Амурской обл. Начал публиковать свои произведения с 1958 г. В 1974 г. был принят в Союз писателей СССР. В разное время стихи Л. Андреева получили высокую оценку таких мастеров, как: М.А. Светлов, Н. Рыленков, В.С. Рождественский, Б. Слуцкий, Д. Самойлов и др. Основными публикациями являются поэтические сборники: </text:p>
      <text:p text:style-name="P1"/>
      <text:p text:style-name="P1">"Смещение плоскостей" (Хабаровское кн. изд., 1966 г.), </text:p>
      <text:p text:style-name="P1">"Веселый рынок" (Хабаровское кн. изд., 1969 г.), </text:p>
      <text:p text:style-name="P1">"Камертон" (Хабаровское кн. изд., 1971 г.), </text:p>
      <text:p text:style-name="P1">"Лицо родное" (Хабаровское кн. изд., 1974 г.), </text:p>
      <text:p text:style-name="P1">"Осень-Олень" (Хабаровское кн. изд., 1976 г.), </text:p>
      <text:p text:style-name="P1">"Сердцебиение" (Хабаровское кн. изд., 1979 г.), </text:p>
      <text:p text:style-name="P1">"Песня про ветку" (Воронеж, 1989 г.).</text:p>
      <text:p text:style-name="P1"/>
      <text:p text:style-name="P1">С 1987 г. проживает в г. Орехово-Зуево, где в 1994-1996 годах была издана поэтическая трилогия "Берег неба". По инициативе Д.О.Р.Т.Р.О. (Добровольное Общество Ревнителей Традиционной Русской Орфографии) в 2008 г. началось издание полного собрания стихотворных произведений: </text:p>
      <text:p text:style-name="P1"/>
      <text:p text:style-name="P1">"Русская Аватара" (Москва, 2008 г.), </text:p>
      <text:p text:style-name="P1">"Звездный Часослов" (Москва, 2010 г.), </text:p>
      <text:p text:style-name="P1">"Камертон" (Москва, 2012 г.).</text:p>
      <text:p text:style-name="P1"/>
      <text:p text:style-name="P1">В дальнейшем планируется издание еще 2-3-х томов.</text:p>
      <text:p text:style-name="P1"/>
      <text:p text:style-name="P3"><text:span text:style-name="Strong_20_Emphasis"><text:span text:style-name="T7">Все книги, вышедшие в период с 1994 по 2012 год можно заказать у автора. Стоимость каждого тома собр. соч. не превышает типографские расходы и почтовые услуги. По вопросам приобретения книг обращайтесь через форму обратной связи ниже. Отзывы о стихах так же принимаются через форму обратной связи.</text:span></text:span></text:p>
      <text:p text:style-name="P3"><text:span text:style-name="Strong_20_Emphasis"><text:span text:style-name="T7"/></text:span></text:p>
      <text:p text:style-name="P1"><text:bookmark text:name="aaa"/><text:span text:style-name="T8">Антология Отзывов о Стихах </text:span>Л.Г. А<text:span text:style-name="T8">ндреева</text:span></text:p>
      <text:p text:style-name="P1"><text:span text:style-name="T8"/></text:p>
      <text:p text:style-name="P1">"У него как бы неожиданно появляется великолепное стихотворение, которому мог бы позавидовать и зрелый мастер" <text:line-break/>М.А. Светлов, 1971 г.</text:p>
      <text:p text:style-name="P1"/>
      <text:p text:style-name="P1">"...стихи Л. Андреева отмечены несомненной поэтическою культурою, и прежде всего <text:span text:style-name="T9">– </text:span><text:s/>культурою мысли, чувства, слова." <text:line-break/>Илья Фоняков.</text:p>
      <text:p text:style-name="P1"/>
      <text:p text:style-name="P1">"Форма стихов представилась мне настолько традиционною, даже в чем-то "Пушкинскою", что ли, что я тот час поймал себя на мысли: Да ведь смелость нужна, чтобы столь просто писать в наше время..." <text:line-break/>А. Филипович.</text:p>
      <text:p text:style-name="P1"/>
      <text:p text:style-name="P1">"Поэту повсюду была чужда голая декларативность... Встретить в его строчках <text:soft-page-break/>восклицательный знак <text:span text:style-name="T9">– </text:span>редкость. В большинстве стихов он чурался будто бы и актуальнейшей современности, писал будто бы постоянно просто о тишине, деревьях, звуках, свете. О вещах вечных, неприходящих, и заведомо прекрасных. И все же во всех своих наблюдениях он оказывался современен, как современна нам ядерная физика..." <text:line-break/>А. Филипович.</text:p>
      <text:p text:style-name="P1"/>
      <text:p text:style-name="P2">"В смысловом пространстве Книги ("Русская Аватара<text:span text:style-name="T9">"</text:span>) зашифровано наследие великих эзотерических традиций древности, и это делает ее совершенно уникальной попыткой художественного синтеза всех граней духовного опыта, накопленного человечеством". <text:line-break/>Клим Булавкин.</text:p>
      <text:p text:style-name="P2"/>
      <text:p text:style-name="P2">" "Звездный Часослов" представляет собой не просто сборник стихов и даже не книгу стихов, а скорее несколько тесно связанных друг с другом книг, образующих целостное идейно-смысловое пространство <text:span text:style-name="T9">– </text:span>грандиозный поэтический космос Л. Андреева-Селижарова". <text:line-break/>Клим Булавкин.</text:p>
      <text:p text:style-name="P2"/>
      <text:p text:style-name="P1">"Все написанное Л.Г. Андреевым-Селижаровым, находится в подчеркнутом противостоянии сегодняшнею Российскою общественно-языковою практикой. Всем строем своих стихов поэт отстаивает чистоту русского языка, неприкосновенность его орфографических и граматико-стилистических норм.". <text:line-break/>С.Д. Герцев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erif" svg:font-family="serif"/>
    <style:font-face style:name="AntykwaTorunska" svg:font-family="AntykwaTorunska" style:font-pitch="variable"/>
    <style:font-face style:name="Comfortaa" svg:font-family="Comfortaa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roid Sans Fallback" style:font-size-asian="24pt" style:font-weight-asian="bold" style:font-name-complex="Lohit Hindi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3T09:06:51</meta:creation-date>
    <dc:date>2013-02-13T09:31:59</dc:date>
    <meta:editing-duration>PT14M30S</meta:editing-duration>
    <meta:editing-cycles>16</meta:editing-cycles>
    <meta:generator>LibreOffice/3.6$Linux_X86_64 LibreOffice_project/360m1$Build-3</meta:generator>
    <meta:document-statistic meta:table-count="0" meta:image-count="0" meta:object-count="0" meta:page-count="2" meta:paragraph-count="24" meta:word-count="468" meta:character-count="3446" meta:non-whitespace-character-count="2984"/>
  </office:meta>
</office:document-meta>
</file>